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0385" officeooo:paragraph-rsid="001603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_REPORT @CS2610 </text:p>
      <text:p text:style-name="P1">cs22b055 Neeraj Bandhey</text:p>
      <text:p text:style-name="P1"/>
      <text:p text:style-name="P1"/>
      <text:p text:style-name="P1">Q1&gt; </text:p>
      <text:p text:style-name="P1">cs22b055@tarani:~/Documents/C++/2610$ spike -d pk a.out</text:p>
      <text:p text:style-name="P1">(spike) until mem 0 0x3ffffffb24 1</text:p>
      <text:p text:style-name="P1">bbl loader</text:p>
      <text:p text:style-name="P1">0x3ffffffb28</text:p>
      <text:p text:style-name="P1">0x3ffffffb24</text:p>
      <text:p text:style-name="P1">(spike) mem 0 0x3ffffffb28</text:p>
      <text:p text:style-name="P1">0x0000000200000003</text:p>
      <text:p text:style-name="P1">(spike) until mem 0 0x3ffffffb24 3</text:p>
      <text:p text:style-name="P1">(spike) mem 0 0x3ffffffb32 </text:p>
      <text:p text:style-name="P1">0x0000000000000000</text:p>
      <text:p text:style-name="P1">(spike) mem 0 0x3ffffffb26</text:p>
      <text:p text:style-name="P1">0x0000000000000000</text:p>
      <text:p text:style-name="P1">(spike) mem 0 0x3ffffffb28</text:p>
      <text:p text:style-name="P1">0x0000000400000003</text:p>
      <text:p text:style-name="P1">(spike) until mem 0 0x3ffffffb24 4</text:p>
      <text:p text:style-name="P1">(spike) mem 0 0x3ffffffb28</text:p>
      <text:p text:style-name="P1">0x0000000400000003</text:p>
      <text:p text:style-name="P1">(spike) until mem 0 0x3ffffffb24 2</text:p>
      <text:p text:style-name="P1"/>
      <text:p text:style-name="P1">0x3ffffffb24 <text:s/>//address of i</text:p>
      <text:p text:style-name="P1">0x3ffffffb28 <text:s/>// address of basr of address</text:p>
      <text:p text:style-name="P1"/>
      <text:p text:style-name="P1"/>
      <text:p text:style-name="P1">Q2&gt; </text:p>
      <text:p text:style-name="P1">(spike) cs22b055@tarani:~/Documents/C++/2610$ spike -d pk a.out</text:p>
      <text:p text:style-name="P1">(spike) until pc 0 10194</text:p>
      <text:p text:style-name="P1">bbl loader</text:p>
      <text:p text:style-name="P1">(spike) reg 0 t</text:p>
      <text:p text:style-name="P1">0x0000000000000018 <text:s text:c="2"/>// t0 contains value = 24 which in hexadecimal is 18</text:p>
      <text:p text:style-name="P1">(spike) reg 0 t1</text:p>
      <text:p text:style-name="P1">0x0000000000000012 <text:s/>// t1 conatains value = 18 which in hexadecimal is 12</text:p>
      <text:p text:style-name="P1">(spike) reg 0 t2 <text:s text:c="13"/></text:p>
      <text:p text:style-name="P1">0x000000000000000a</text:p>
      <text:p text:style-name="P1">(spike) until pc 0 10198</text:p>
      <text:p text:style-name="P1">(spike) ret</text:p>
      <text:p text:style-name="P1">Unknown command ret</text:p>
      <text:p text:style-name="P1">(spike) until pc 0 000000000001019a</text:p>
      <text:p text:style-name="P1">(spike) until pc 0 </text:p>
      <text:p text:style-name="P1"/>
      <text:p text:style-name="P1"/>
      <text:p text:style-name="P1">these are the above outputs</text:p>
      <text:p text:style-name="P1">stored in t2 register</text:p>
      <text:p text:style-name="P1"/>
      <text:p text:style-name="P1"/>
      <text:p text:style-name="P1"/>
      <text:p text:style-name="P1"/>
      <text:p text:style-name="P1"/>
      <text:p text:style-name="P1"><text:soft-page-break/>This is the following code</text:p>
      <text:p text:style-name="P1"/>
      <text:p text:style-name="P1">.data </text:p>
      <text:p text:style-name="P1">x: .word 24</text:p>
      <text:p text:style-name="P1">y: .word 18</text:p>
      <text:p text:style-name="P1">num1: .word 0</text:p>
      <text:p text:style-name="P1">num2: .word 0</text:p>
      <text:p text:style-name="P1">num3: .word 0</text:p>
      <text:p text:style-name="P1">num4: .word 0</text:p>
      <text:p text:style-name="P1">num5: .word 0</text:p>
      <text:p text:style-name="P1"/>
      <text:p text:style-name="P1"/>
      <text:p text:style-name="P1">.section .text </text:p>
      <text:p text:style-name="P1">.global main</text:p>
      <text:p text:style-name="P1"/>
      <text:p text:style-name="P1">main:</text:p>
      <text:p text:style-name="P1"><text:s/>la t0, x</text:p>
      <text:p text:style-name="P1"><text:s/>la t1, y</text:p>
      <text:p text:style-name="P1"><text:s/>lw t0, 0(t0)</text:p>
      <text:p text:style-name="P1"><text:s/>lw t1, 0(t1)</text:p>
      <text:p text:style-name="P1"/>
      <text:p text:style-name="P1"/>
      <text:p text:style-name="P1"><text:s/>la t3,num1</text:p>
      <text:p text:style-name="P1"><text:s/>add t2,t0,t1</text:p>
      <text:p text:style-name="P1"><text:s/>sw t2,0(t3)</text:p>
      <text:p text:style-name="P1"/>
      <text:p text:style-name="P1"><text:s/>la t3,num2</text:p>
      <text:p text:style-name="P1"><text:s/>sub t2,t0,t1</text:p>
      <text:p text:style-name="P1"><text:s/>sw t2,0(t3)</text:p>
      <text:p text:style-name="P1"/>
      <text:p text:style-name="P1"><text:s/>la t3,num3</text:p>
      <text:p text:style-name="P1"><text:s/>and t2,t0,t1</text:p>
      <text:p text:style-name="P1"><text:s/>sw t2,0(t3)</text:p>
      <text:p text:style-name="P1"/>
      <text:p text:style-name="P1"><text:s/>la t3,num4</text:p>
      <text:p text:style-name="P1"><text:s/>or t2,t0,t1</text:p>
      <text:p text:style-name="P1"><text:s/>sw t2,0(t3)</text:p>
      <text:p text:style-name="P1"/>
      <text:p text:style-name="P1"><text:s/>la t3,num5 </text:p>
      <text:p text:style-name="P1"><text:s/>xor t2,t0,t1</text:p>
      <text:p text:style-name="P1"><text:s/>sw t2,0(t3)</text:p>
      <text:p text:style-name="P1"/>
      <text:p text:style-name="P1"><text:s/>ret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2:43:29.900383173</meta:creation-date>
    <dc:date>2024-01-31T12:52:28.250671186</dc:date>
    <meta:editing-duration>PT9M1S</meta:editing-duration>
    <meta:editing-cycles>1</meta:editing-cycles>
    <meta:document-statistic meta:table-count="0" meta:image-count="0" meta:object-count="0" meta:page-count="2" meta:paragraph-count="72" meta:word-count="229" meta:character-count="1425" meta:non-whitespace-character-count="1220"/>
    <meta:generator>LibreOffice/7.0.4.2$Linux_X86_64 LibreOffice_project/00$Build-2</meta:generator>
  </office:meta>
</office:document-meta>
</file>